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YECTO: CHURRERÍA PRETTY WOMAN</text:p>
      <text:p text:style-name="Standard"/>
      <text:p text:style-name="Standard">Nuestro proyecto consiste en un sencillo programa de hostelería dedicado especialmente a la venta de churros de diversos tipos y sabores. El programa consta de un menú con 4 opciones sencillas, siendo la de pedidos la más relevante, ya que en esa se definen los churros. </text:p>
      <text:p text:style-name="Standard"/>
      <text:p text:style-name="Standard">Aunque queríamos sacar un programa más ambicioso, desconocíamos las fronteras de un MVP, y nos hemos visto obligadas, a nuestro pesar, <text:s/>a recortar nuestro programa. Pero así es un MVP, ya habrá tiempo de hacer un programa más completo en el futuro. Ahora mismo nos hemos esforzado mucho en lograr cumplir las expectativas del MVP.</text:p>
      <text:p text:style-name="Standard"/>
      <text:p text:style-name="Standard">¿Por qué una churrería?</text:p>
      <text:p text:style-name="Standard"/>
      <text:p text:style-name="Standard">Elegimos esta temática porque nos pareció que era bastante sacar una base de datos con lo aprendido hasta la fecha, una base de datos que no fuese ni demasiado simple ni demasiado compleja, además de que la temática nos pareció agradable de tratar. </text:p>
      <text:p text:style-name="Standard"/>
      <text:p text:style-name="Standard"/>
      <text:p text:style-name="Standard">Desarrollo de la base de datos</text:p>
      <text:p text:style-name="Standard"/>
      <text:p text:style-name="Standard">Para ello elegimos primero planificamos ¿qué íbamos a vender? Churros, churros de varios tipos y sabores. Bien, pero que extra no podía faltar como en todo negocio de hostelería? Bebidas. Vale, ya teníamos 2 elementos. Pero, para asegurar de no inventarnos los sabores y tipos de churros en la base de datos decidimos establecer las entidades Sabor y Tipo, entre ambas, compondrían la entidad Churro. Con todo eso ya van 4 entidades: Churros, Tipos, sabores, Bebidas. ¿Qué más nos podía faltar?</text:p>
      <text:p text:style-name="Standard"/>
      <text:p text:style-name="Standard">Si según el diagrama de uso íbamos a confeccionar pedidos, entonces ahí ya teníamos otra entidad: Pedidos, esta se compondría de Churros y de Bebidas. ¿Pero qué tiene un pedido? Bueno, tiene varios elementos además de los productos, pero uno que nos ayudará a gestionarlo correctamente, era precisamente el Estado del pedido, he aquí pues otra entidad. El estado del pedido nos indica si este está en preparación, Ok (listo para la entrega), o Entregado.</text:p>
      <text:p text:style-name="Standard"/>
      <text:p text:style-name="Standard">Con todo esto ya logramos definir las entidades principales de la base de datos de nuestra churrería, sin contar alguna que otra clase intermedia necesaria.</text:p>
      <text:p text:style-name="Standard"/>
      <text:p text:style-name="Standard"/>
      <text:p text:style-name="Standard">Desarrollo del programa</text:p>
      <text:p text:style-name="Standard"/>
      <text:p text:style-name="Standard">Bueno, cabe destacar que en cuanto al desarrollo queríamos mostrar nuestro carácter ambicioso como desarrolladoras, pero un MVP es un MVP, así que, aunque nos partió el corazón, tuvimos que deshacer nuestro hermoso programa compuesto de hermosas pantallas con hermoso texto hermosamente formateado hermosos botones y hacer algo muy sencillo. Ya habrá tiempo para retomar nuestras ambiciones. El proyecto por ahora se basa en sacar un churro de la base de datos y ya está.(Modificar texto)</text:p>
      <text:p text:style-name="Standard"/>
      <text:p text:style-name="Standard">Conclusión general</text:p>
      <text:p text:style-name="Standard"/>
      <text:p text:style-name="Standard">Rosa: </text:p>
      <text:p text:style-name="Standard">Este proyecto me ha hecho ver que aunque me pueda considerar organizada, no lo soy tanto, sigo teniendo demasiada impulsividad y entusiasmo, y aunque lo segundo sea algo bueno, debo controlarlo más y bajar de las nubes. Todas las horas que pasé haciendo que el programa se viese <text:soft-page-break/>chulo, realmente no creo que fueran perdidas, realmente lo pasé bien, aunque acabé muy muy agotada, mis commits reflejan mis emociones y sensaciones en cada pedacito que trabajé. La alegría de ver que las pantallas ya se conectaban, la frustración de cuando algo no funcionaba, y de nuevo la alegría de haberlo solventado. </text:p>
      <text:p text:style-name="Standard"/>
      <text:p text:style-name="Standard">También me he dado cuenta que soy un poco cabezona... ¿Cuántas veces me dijo Luisa que estaba equivocada, yo erre que erre con lo mío y vaya... al final pues si que me estaba equivocando?</text:p>
      <text:p text:style-name="Standard">Creo que es un aspecto que debo mejorar de mí misma. </text:p>
      <text:p text:style-name="Standard"/>
      <text:p text:style-name="Standard">En resumen, creo que ha sido un camino arduo pero enriquecedor.</text:p>
      <text:p text:style-name="Standard"/>
      <text:p text:style-name="Standard">Ya sé que la explicación debía ser breve, pero ya con el desarrollo del programa demostré mi concepto de “brevedad”.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sa </meta:initial-creator>
    <meta:creation-date>2024-10-08T18:47:06.47</meta:creation-date>
    <dc:date>2024-10-08T19:23:05.72</dc:date>
    <dc:creator>rosa </dc:creator>
    <meta:editing-duration>PT35M18S</meta:editing-duration>
    <meta:editing-cycles>8</meta:editing-cycles>
    <meta:generator>OpenOffice/4.1.12$Win32 OpenOffice.org_project/4112m1$Build-9809</meta:generator>
    <meta:document-statistic meta:table-count="0" meta:image-count="0" meta:object-count="0" meta:page-count="2" meta:paragraph-count="18" meta:word-count="599" meta:character-count="3596"/>
  </office:meta>
</office:document-meta>
</file>